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3D1000001AC95ACBE5128469F8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25cm"/>
    </style:style>
    <style:style style:name="gr3" style:family="graphic" style:parent-style-name="objectwithoutfill">
      <style:graphic-properties svg:stroke-width="0.1cm" svg:stroke-color="#ed1c24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6.57cm" svg:x="0.001cm" svg:y="0.23cm">
          <draw:image xlink:href="Pictures/10000201000003D1000001AC95ACBE5128469F8C.png" xlink:type="simple" xlink:show="embed" xlink:actuate="onLoad">
            <text:p/>
          </draw:image>
        </draw:frame>
        <draw:frame draw:style-name="gr2" draw:text-style-name="P3" draw:layer="layout" svg:width="8.2cm" svg:height="1.5cm" svg:x="4.9cm" svg:y="1.4cm">
          <draw:text-box>
            <text:p text:style-name="P2"><text:span text:style-name="T1">shell-prompt is not shown</text:span></text:p>
          </draw:text-box>
        </draw:frame>
        <draw:line draw:style-name="gr3" draw:text-style-name="P4" draw:layer="layout" svg:x1="5cm" svg:y1="1.9cm" svg:x2="1cm" svg:y2="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4-12T11:55:40.298114245</dc:date>
    <meta:editing-duration>PT4M4S</meta:editing-duration>
    <meta:editing-cycles>3</meta:editing-cycles>
    <meta:generator>LibreOffice/6.0.2.1$MacOSX_X86_64 LibreOffice_project/f7f06a8f319e4b62f9bc5095aa112a65d2f3ac89</meta:generator>
    <meta:document-statistic meta:object-count="3"/>
  </office:meta>
</office:document-meta>
</file>